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7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90.85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B10"/>
      <style:map style:condition="cell-content()&lt;[.K3]" style:apply-style-name="Bad" style:base-cell-address="Sheet1.B10"/>
    </style:style>
    <style:style style:name="ce5" style:family="table-cell" style:parent-style-name="Default">
      <style:map style:condition="cell-content()&gt;[.H3]" style:apply-style-name="Good" style:base-cell-address="Sheet1.B11"/>
      <style:map style:condition="cell-content()&lt;[.H3]" style:apply-style-name="Bad" style:base-cell-address="Sheet1.B11"/>
    </style:style>
    <style:style style:name="ce6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B18"/>
      <style:map style:condition="cell-content()&lt;[.K4]" style:apply-style-name="Bad" style:base-cell-address="Sheet1.B18"/>
    </style:style>
    <style:style style:name="ce7" style:family="table-cell" style:parent-style-name="Default">
      <style:map style:condition="cell-content()&gt;[.H4]" style:apply-style-name="Good" style:base-cell-address="Sheet1.B19"/>
      <style:map style:condition="cell-content()&lt;[.H4]" style:apply-style-name="Bad" style:base-cell-address="Sheet1.B19"/>
    </style:style>
    <style:style style:name="ce21" style:family="table-cell" style:parent-style-name="Default">
      <style:table-cell-properties fo:border-bottom="none" fo:border-left="none" fo:border-right="none" fo:border-top="0.99pt solid #000000"/>
      <style:map style:condition="cell-content()&gt;=[.K6]" style:apply-style-name="Good" style:base-cell-address="Sheet1.B28"/>
      <style:map style:condition="cell-content()&lt;[.K6]" style:apply-style-name="Bad" style:base-cell-address="Sheet1.B28"/>
    </style:style>
    <style:style style:name="ce22" style:family="table-cell" style:parent-style-name="Default">
      <style:map style:condition="cell-content()&gt;[.H6]" style:apply-style-name="Good" style:base-cell-address="Sheet1.B29"/>
      <style:map style:condition="cell-content()&lt;[.H6]" style:apply-style-name="Bad" style:base-cell-address="Sheet1.B29"/>
    </style:style>
    <style:style style:name="ce8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C10"/>
      <style:map style:condition="cell-content()&lt;[.K3]" style:apply-style-name="Bad" style:base-cell-address="Sheet1.C10"/>
    </style:style>
    <style:style style:name="ce9" style:family="table-cell" style:parent-style-name="Default">
      <style:map style:condition="cell-content()&lt;[.H3]" style:apply-style-name="Bad" style:base-cell-address="Sheet1.C11"/>
      <style:map style:condition="cell-content()&gt;=[.H3]" style:apply-style-name="Good" style:base-cell-address="Sheet1.C11"/>
    </style:style>
    <style:style style:name="ce10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C18"/>
      <style:map style:condition="cell-content()&lt;[.K4]" style:apply-style-name="Bad" style:base-cell-address="Sheet1.C18"/>
    </style:style>
    <style:style style:name="ce11" style:family="table-cell" style:parent-style-name="Default">
      <style:map style:condition="cell-content()&lt;[.H4]" style:apply-style-name="Bad" style:base-cell-address="Sheet1.C19"/>
      <style:map style:condition="cell-content()&gt;=[.H4]" style:apply-style-name="Good" style:base-cell-address="Sheet1.C19"/>
    </style:style>
    <style:style style:name="ce27" style:family="table-cell" style:parent-style-name="Default">
      <style:table-cell-properties fo:border-bottom="none" fo:border-left="none" fo:border-right="none" fo:border-top="0.99pt solid #000000"/>
      <style:map style:condition="cell-content()&gt;=[.K6]" style:apply-style-name="Good" style:base-cell-address="Sheet1.C28"/>
      <style:map style:condition="cell-content()&lt;[.K6]" style:apply-style-name="Bad" style:base-cell-address="Sheet1.C28"/>
    </style:style>
    <style:style style:name="ce28" style:family="table-cell" style:parent-style-name="Default">
      <style:map style:condition="cell-content()&lt;[.H6]" style:apply-style-name="Bad" style:base-cell-address="Sheet1.C29"/>
      <style:map style:condition="cell-content()&gt;=[.H6]" style:apply-style-name="Good" style:base-cell-address="Sheet1.C29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age: Elec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ys Required</text:p>
          </table:table-cell>
          <table:table-cell table:style-name="ce2" office:value-type="string" calcext:value-type="string">
            <text:p>Days / Turn Min</text:p>
          </table:table-cell>
          <table:table-cell table:style-name="ce2" office:value-type="string" calcext:value-type="string">
            <text:p>Days / Turn Max</text:p>
          </table:table-cell>
          <table:table-cell table:style-name="ce2" office:value-type="string" calcext:value-type="string">
            <text:p>Required (Min) Event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Election</text:p>
          </table:table-cell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3] / [.I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 Elect</text:p>
          </table:table-cell>
          <table:table-cell table:formula="of:=554 - [.H3]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4] / [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table:formula="of:= 2015 - 554" office:value-type="float" office:value="1461" calcext:value-type="float">
            <text:p>146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formula="of:= CEILING([.H5] / [.I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13" table:formula="of:=SUM([.H3:.H5])" office:value-type="float" office:value="2015" calcext:value-type="float">
            <text:p>2015</text:p>
          </table:table-cell>
          <table:table-cell table:style-name="ce13" table:number-columns-repeated="2"/>
          <table:table-cell table:style-name="ce13" table:formula="of:=SUM([.K3:.K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xt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4" table:formula="of:=SUM([.B3:.B9])" office:value-type="float" office:value="15" calcext:value-type="float">
            <text:p>15</text:p>
          </table:table-cell>
          <table:table-cell table:style-name="ce8" table:formula="of:=SUM([.C3:.C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5" table:formula="of:=[.B10]*[.I3]" office:value-type="float" office:value="525" calcext:value-type="float">
            <text:p>525</text:p>
          </table:table-cell>
          <table:table-cell table:style-name="ce9" table:formula="of:=[.C10]*[.J3]" office:value-type="float" office:value="945" calcext:value-type="float">
            <text:p>94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 Elec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ident Ele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6" table:formula="of:=SUM([.B16:.B17])" office:value-type="float" office:value="4" calcext:value-type="float">
            <text:p>4</text:p>
          </table:table-cell>
          <table:table-cell table:style-name="ce10" table:formula="of:=SUM([.C16:.C1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7" table:formula="of:=[.B18]*[.I4]" office:value-type="float" office:value="140" calcext:value-type="float">
            <text:p>140</text:p>
          </table:table-cell>
          <table:table-cell table:style-name="ce11" table:formula="of:=[.C18]*[.J4]"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imate Ch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21" table:formula="of:=SUM([.B23:.B26])" office:value-type="float" office:value="6" calcext:value-type="float">
            <text:p>6</text:p>
          </table:table-cell>
          <table:table-cell table:style-name="ce27" table:formula="of:=SUM([.C23:.C26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22" table:formula="of:=[.B27]*[.I5]" office:value-type="float" office:value="510" calcext:value-type="float">
            <text:p>510</text:p>
          </table:table-cell>
          <table:table-cell table:style-name="ce28" table:formula="of:=[.C27]*[.J5]" office:value-type="float" office:value="760" calcext:value-type="float">
            <text:p>760</text:p>
          </table:table-cell>
          <table:table-cell table:number-columns-repeated="8"/>
        </table:table-row>
        <calcext:conditional-formats>
          <calcext:conditional-format calcext:target-range-address="Sheet1.B11:Sheet1.B11">
            <calcext:condition calcext:apply-style-name="Good" calcext:value="&gt;[.H3]" calcext:base-cell-address="Sheet1.B11"/>
            <calcext:condition calcext:apply-style-name="Bad" calcext:value="&lt;[.H3]" calcext:base-cell-address="Sheet1.B11"/>
          </calcext:conditional-format>
          <calcext:conditional-format calcext:target-range-address="Sheet1.C11:Sheet1.C11">
            <calcext:condition calcext:apply-style-name="Bad" calcext:value="&lt;[.H3]" calcext:base-cell-address="Sheet1.C11"/>
            <calcext:condition calcext:apply-style-name="Good" calcext:value="&gt;=[.H3]" calcext:base-cell-address="Sheet1.C11"/>
          </calcext:conditional-format>
          <calcext:conditional-format calcext:target-range-address="Sheet1.B19:Sheet1.B19">
            <calcext:condition calcext:apply-style-name="Good" calcext:value="&gt;[.H4]" calcext:base-cell-address="Sheet1.B19"/>
            <calcext:condition calcext:apply-style-name="Bad" calcext:value="&lt;[.H4]" calcext:base-cell-address="Sheet1.B19"/>
          </calcext:conditional-format>
          <calcext:conditional-format calcext:target-range-address="Sheet1.C19:Sheet1.C19">
            <calcext:condition calcext:apply-style-name="Bad" calcext:value="&lt;[.H4]" calcext:base-cell-address="Sheet1.C19"/>
            <calcext:condition calcext:apply-style-name="Good" calcext:value="&gt;=[.H4]" calcext:base-cell-address="Sheet1.C19"/>
          </calcext:conditional-format>
          <calcext:conditional-format calcext:target-range-address="Sheet1.B18:Sheet1.B18">
            <calcext:condition calcext:apply-style-name="Good" calcext:value="&gt;=[.K4]" calcext:base-cell-address="Sheet1.B18"/>
            <calcext:condition calcext:apply-style-name="Bad" calcext:value="&lt;[.K4]" calcext:base-cell-address="Sheet1.B18"/>
          </calcext:conditional-format>
          <calcext:conditional-format calcext:target-range-address="Sheet1.C18:Sheet1.C18">
            <calcext:condition calcext:apply-style-name="Good" calcext:value="&gt;=[.K4]" calcext:base-cell-address="Sheet1.C18"/>
            <calcext:condition calcext:apply-style-name="Bad" calcext:value="&lt;[.K4]" calcext:base-cell-address="Sheet1.C18"/>
          </calcext:conditional-format>
          <calcext:conditional-format calcext:target-range-address="Sheet1.B10:Sheet1.B10">
            <calcext:condition calcext:apply-style-name="Good" calcext:value="&gt;=[.K3]" calcext:base-cell-address="Sheet1.B10"/>
            <calcext:condition calcext:apply-style-name="Bad" calcext:value="&lt;[.K3]" calcext:base-cell-address="Sheet1.B10"/>
          </calcext:conditional-format>
          <calcext:conditional-format calcext:target-range-address="Sheet1.C10:Sheet1.C10">
            <calcext:condition calcext:apply-style-name="Good" calcext:value="&gt;=[.K3]" calcext:base-cell-address="Sheet1.C10"/>
            <calcext:condition calcext:apply-style-name="Bad" calcext:value="&lt;[.K3]" calcext:base-cell-address="Sheet1.C10"/>
          </calcext:conditional-format>
          <calcext:conditional-format calcext:target-range-address="Sheet1.B27:Sheet1.B27">
            <calcext:condition calcext:apply-style-name="Good" calcext:value="&gt;=[.K6]" calcext:base-cell-address="Sheet1.B28"/>
            <calcext:condition calcext:apply-style-name="Bad" calcext:value="&lt;[.K6]" calcext:base-cell-address="Sheet1.B28"/>
          </calcext:conditional-format>
          <calcext:conditional-format calcext:target-range-address="Sheet1.C27:Sheet1.C27">
            <calcext:condition calcext:apply-style-name="Good" calcext:value="&gt;=[.K6]" calcext:base-cell-address="Sheet1.C28"/>
            <calcext:condition calcext:apply-style-name="Bad" calcext:value="&lt;[.K6]" calcext:base-cell-address="Sheet1.C28"/>
          </calcext:conditional-format>
          <calcext:conditional-format calcext:target-range-address="Sheet1.B28:Sheet1.B28">
            <calcext:condition calcext:apply-style-name="Good" calcext:value="&gt;[.H6]" calcext:base-cell-address="Sheet1.B29"/>
            <calcext:condition calcext:apply-style-name="Bad" calcext:value="&lt;[.H6]" calcext:base-cell-address="Sheet1.B29"/>
          </calcext:conditional-format>
          <calcext:conditional-format calcext:target-range-address="Sheet1.C28:Sheet1.C28">
            <calcext:condition calcext:apply-style-name="Bad" calcext:value="&lt;[.H6]" calcext:base-cell-address="Sheet1.C29"/>
            <calcext:condition calcext:apply-style-name="Good" calcext:value="&gt;=[.H6]" calcext:base-cell-address="Sheet1.C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6:26:32.95621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00:26.861198068</meta:creation-date>
    <dc:date>2017-07-31T16:20:10.186297659</dc:date>
    <meta:editing-duration>PT14M7S</meta:editing-duration>
    <meta:editing-cycles>2</meta:editing-cycles>
    <meta:generator>LibreOffice/5.3.1.2$Linux_X86_64 LibreOffice_project/30m0$Build-2</meta:generator>
    <meta:document-statistic meta:table-count="1" meta:cell-count="92" meta:object-count="0"/>
  </office:meta>
</office:document-meta>
</file>